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{d[i].Domain}</text:p>
          </table:table-cell>
          <table:table-cell table:style-name="TableCell27">
            <text:p text:style-name="P28">({d[i].PluginId})<text:s/>{d[i].Area}</text:p>
          </table:table-cell>
          <table:table-cell table:style-name="TableCell29">
            <text:p text:style-name="P30">{d[i].Issue}</text:p>
          </table:table-cell>
          <table:table-cell table:style-name="TableCell31">
            <text:p text:style-name="P32">{d[i].Risk}</text:p>
          </table:table-cell>
          <table:table-cell table:style-name="TableCell33">
            <text:p text:style-name="P34"><text:span text:style-name="T35">{d</text:span><text:span text:style-name="T36">[i]</text:span><text:span text:style-name="T37">.</text:span><text:span text:style-name="T38"><text:s/></text:span><text:span text:style-name="T39">Selected}</text:span></text:p>
          </table:table-cell>
          <table:table-cell table:style-name="TableCell40">
            <text:p text:style-name="P41"><text:span text:style-name="T42">{d</text:span><text:span text:style-name="T43">[i]</text:span><text:span text:style-name="T44">.</text:span><text:span text:style-name="T45"><text:s/></text:span><text:span text:style-name="T46">Remarks}</text:span></text:p>
          </table:table-cell>
        </table:table-row>
        <table:table-row table:style-name="TableRow47">
          <table:table-cell table:style-name="TableCell48">
            <text:p text:style-name="P49">{d[i+1].Domain}</text:p>
          </table:table-cell>
          <table:table-cell table:style-name="TableCell50">
            <text:p text:style-name="P51">({d[i+1].PluginId}) {d[i+1].Area}</text:p>
          </table:table-cell>
          <table:table-cell table:style-name="TableCell52">
            <text:p text:style-name="P53">{d[i+1].Issue}</text:p>
          </table:table-cell>
          <table:table-cell table:style-name="TableCell54">
            <text:p text:style-name="P55">{d[i+1].Risk}</text:p>
          </table:table-cell>
          <table:table-cell table:style-name="TableCell56">
            <text:p text:style-name="P57"><text:span text:style-name="T58">{d[i+1].</text:span><text:span text:style-name="T59"><text:s/></text:span><text:span text:style-name="T60">Selected}</text:span></text:p>
          </table:table-cell>
          <table:table-cell table:style-name="TableCell61">
            <text:p text:style-name="P62"><text:span text:style-name="T63">{d[i+1].</text:span><text:span text:style-name="T64"><text:s/></text:span><text:span text:style-name="T65">Remarks}</text:span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